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6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2"/>
          <table:table-cell table:style-name="ce7" office:value-type="string" calcext:value-type="string" table:number-columns-spanned="9" table:number-rows-spanned="1">
            <text:p>Translation in 7 Segment Display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2" office:value-type="string" calcext:value-type="string">
            <text:p>N°</text:p>
          </table:table-cell>
          <table:table-cell table:style-name="ce4" office:value-type="string" calcext:value-type="string">
            <text:p>Table of Character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x</text:p>
          </table:table-cell>
          <table:table-cell table:style-name="ce11" office:value-type="string" calcext:value-type="string">
            <text:p>Not Translated</text:p>
          </table:table-cell>
          <table:table-cell table:number-columns-repeated="1012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!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82</text:p>
          </table:table-cell>
          <table:table-cell table:number-columns-repeated="1013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"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#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63</text:p>
          </table:table-cell>
          <table:table-cell table:number-columns-repeated="1013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$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6D</text:p>
          </table:table-cell>
          <table:table-cell table:number-columns-repeated="1013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D2</text:p>
          </table:table-cell>
          <table:table-cell table:number-columns-repeated="1013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&amp;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'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2</text:p>
          </table:table-cell>
          <table:table-cell table:number-columns-repeated="1013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(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39</text:p>
          </table:table-cell>
          <table:table-cell table:number-columns-repeated="1013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)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F</text:p>
          </table:table-cell>
          <table:table-cell table:number-columns-repeated="1013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*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+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46</text:p>
          </table:table-cell>
          <table:table-cell table:number-columns-repeated="1013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,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80</text:p>
          </table:table-cell>
          <table:table-cell table:number-columns-repeated="1013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40</text:p>
          </table:table-cell>
          <table:table-cell table:number-columns-repeated="1013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.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80</text:p>
          </table:table-cell>
          <table:table-cell table:number-columns-repeated="1013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/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12</text:p>
          </table:table-cell>
          <table:table-cell table:number-columns-repeated="1013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3F</text:p>
          </table:table-cell>
          <table:table-cell table:number-columns-repeated="1013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6</text:p>
          </table:table-cell>
          <table:table-cell table:number-columns-repeated="1013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5B</text:p>
          </table:table-cell>
          <table:table-cell table:number-columns-repeated="1013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4F</text:p>
          </table:table-cell>
          <table:table-cell table:number-columns-repeated="1013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66</text:p>
          </table:table-cell>
          <table:table-cell table:number-columns-repeated="1013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6D</text:p>
          </table:table-cell>
          <table:table-cell table:number-columns-repeated="1013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7D</text:p>
          </table:table-cell>
          <table:table-cell table:number-columns-repeated="1013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7</text:p>
          </table:table-cell>
          <table:table-cell table:number-columns-repeated="1013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7F</text:p>
          </table:table-cell>
          <table:table-cell table:number-columns-repeated="1013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6F</text:p>
          </table:table-cell>
          <table:table-cell table:number-columns-repeated="1013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: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;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80</text:p>
          </table:table-cell>
          <table:table-cell table:number-columns-repeated="1013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&lt;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18</text:p>
          </table:table-cell>
          <table:table-cell table:number-columns-repeated="1013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=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48</text:p>
          </table:table-cell>
          <table:table-cell table:number-columns-repeated="1013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&gt;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C</text:p>
          </table:table-cell>
          <table:table-cell table:number-columns-repeated="1013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?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xA7</text:p>
          </table:table-cell>
          <table:table-cell table:number-columns-repeated="1013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@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DF</text:p>
          </table:table-cell>
          <table:table-cell table:style-name="ce12"/>
          <table:table-cell table:style-name="ce13"/>
          <table:table-cell table:number-columns-repeated="1011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77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B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7F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C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39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0x3F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79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71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3D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H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76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I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06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J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1E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K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00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38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M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37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37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0x3F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P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7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Q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0xBF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R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00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6D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T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7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U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3E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V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3E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W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00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X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00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Y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6E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5B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[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39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\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24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]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F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^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00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3"/>
          <table:table-cell table:number-columns-repeated="1007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_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8</text:p>
          </table:table-cell>
          <table:table-cell table:number-columns-repeated="1013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`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x5F</text:p>
          </table:table-cell>
          <table:table-cell table:number-columns-repeated="1013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7C</text:p>
          </table:table-cell>
          <table:table-cell table:number-columns-repeated="1013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58</text:p>
          </table:table-cell>
          <table:table-cell table:number-columns-repeated="1013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5E</text:p>
          </table:table-cell>
          <table:table-cell table:number-columns-repeated="1013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e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x7B</text:p>
          </table:table-cell>
          <table:table-cell table:number-columns-repeated="1013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71</text:p>
          </table:table-cell>
          <table:table-cell table:number-columns-repeated="1013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g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3D</text:p>
          </table:table-cell>
          <table:table-cell table:number-columns-repeated="1013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h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72</text:p>
          </table:table-cell>
          <table:table-cell table:number-columns-repeated="1013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i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4</text:p>
          </table:table-cell>
          <table:table-cell table:number-columns-repeated="1013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j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1E</text:p>
          </table:table-cell>
          <table:table-cell table:number-columns-repeated="1013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k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30</text:p>
          </table:table-cell>
          <table:table-cell table:number-columns-repeated="1013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m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54</text:p>
          </table:table-cell>
          <table:table-cell table:number-columns-repeated="1013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54</text:p>
          </table:table-cell>
          <table:table-cell table:number-columns-repeated="1013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5C</text:p>
          </table:table-cell>
          <table:table-cell table:number-columns-repeated="1013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p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73</text:p>
          </table:table-cell>
          <table:table-cell table:number-columns-repeated="1013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q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x67</text:p>
          </table:table-cell>
          <table:table-cell table:number-columns-repeated="1013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50</text:p>
          </table:table-cell>
          <table:table-cell table:number-columns-repeated="1013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6D</text:p>
          </table:table-cell>
          <table:table-cell table:number-columns-repeated="1013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78</text:p>
          </table:table-cell>
          <table:table-cell table:number-columns-repeated="1013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u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1C</text:p>
          </table:table-cell>
          <table:table-cell table:number-columns-repeated="1013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v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1C</text:p>
          </table:table-cell>
          <table:table-cell table:number-columns-repeated="1013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w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x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y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6E</text:p>
          </table:table-cell>
          <table:table-cell table:number-columns-repeated="1013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5B</text:p>
          </table:table-cell>
          <table:table-cell table:number-columns-repeated="1013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{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39</text:p>
          </table:table-cell>
          <table:table-cell table:number-columns-repeated="1013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|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30</text:p>
          </table:table-cell>
          <table:table-cell table:number-columns-repeated="1013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}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F</text:p>
          </table:table-cell>
          <table:table-cell table:number-columns-repeated="1013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~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x40</text:p>
          </table:table-cell>
          <table:table-cell table:number-columns-repeated="1013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50:11.169000000</meta:creation-date>
    <dc:date>2018-08-21T00:26:17.590000000</dc:date>
    <meta:editing-duration>PT1H54S</meta:editing-duration>
    <meta:editing-cycles>6</meta:editing-cycles>
    <meta:generator>LibreOffice/5.4.6.2$Windows_X86_64 LibreOffice_project/4014ce260a04f1026ba855d3b8d91541c224eab8</meta:generator>
    <meta:document-statistic meta:table-count="1" meta:cell-count="1060" meta:object-count="0"/>
  </office:meta>
</office:document-meta>
</file>